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<text:s text:c="17"/></text:p>
          </table:table-cell>
          <table:table-cell office:value-type="string" calcext:value-type="string">
            <text:p><text:s/>[0,20) <text:s text:c="4"/></text:p>
          </table:table-cell>
          <table:table-cell office:value-type="string" calcext:value-type="string">
            <text:p><text:s/>[20,40) <text:s text:c="2"/></text:p>
          </table:table-cell>
          <table:table-cell office:value-type="string" calcext:value-type="string">
            <text:p><text:s/>[40,60) </text:p>
          </table:table-cell>
          <table:table-cell office:value-type="string" calcext:value-type="string">
            <text:p><text:s/>[60,90) <text:s text:c="3"/></text:p>
          </table:table-cell>
          <table:table-cell office:value-type="string" calcext:value-type="string">
            <text:p><text:s/>[90,120) </text:p>
          </table:table-cell>
          <table:table-cell office:value-type="string" calcext:value-type="string">
            <text:p><text:s/>[120,140) </text:p>
          </table:table-cell>
          <table:table-cell office:value-type="string" calcext:value-type="string">
            <text:p><text:s/>[140,160) </text:p>
          </table:table-cell>
          <table:table-cell office:value-type="string" calcext:value-type="string">
            <text:p><text:s/>[160,180) </text:p>
          </table:table-cell>
          <table:table-cell office:value-type="string" calcext:value-type="string">
            <text:p><text:s/>[180,210) <text:s/></text:p>
          </table:table-cell>
          <table:table-cell office:value-type="string" calcext:value-type="string">
            <text:p><text:s/>[210,240) <text:s/></text:p>
          </table:table-cell>
          <table:table-cell office:value-type="string" calcext:value-type="string">
            <text:p><text:s/>[240,270) </text:p>
          </table:table-cell>
          <table:table-cell office:value-type="string" calcext:value-type="string">
            <text:p><text:s/>[270,300) </text:p>
          </table:table-cell>
          <table:table-cell office:value-type="string" calcext:value-type="string">
            <text:p><text:s/>[300,330) </text:p>
          </table:table-cell>
          <table:table-cell office:value-type="string" calcext:value-type="string">
            <text:p><text:s/>[330,360) </text:p>
          </table:table-cell>
          <table:table-cell office:value-type="string" calcext:value-type="string">
            <text:p><text:s/>[360,390) </text:p>
          </table:table-cell>
          <table:table-cell office:value-type="string" calcext:value-type="string">
            <text:p><text:s/>[390,420) </text:p>
          </table:table-cell>
          <table:table-cell office:value-type="string" calcext:value-type="string">
            <text:p><text:s/>[420,450) </text:p>
          </table:table-cell>
          <table:table-cell office:value-type="string" calcext:value-type="string">
            <text:p><text:s/>[450,480) <text:s/></text:p>
          </table:table-cell>
          <table:table-cell office:value-type="string" calcext:value-type="string">
            <text:p><text:s/>[480,510) </text:p>
          </table:table-cell>
          <table:table-cell office:value-type="string" calcext:value-type="string">
            <text:p><text:s/>[510,540) </text:p>
          </table:table-cell>
          <table:table-cell office:value-type="string" calcext:value-type="string">
            <text:p><text:s/>[540,570) </text:p>
          </table:table-cell>
          <table:table-cell office:value-type="string" calcext:value-type="string">
            <text:p><text:s/>[570,600) </text:p>
          </table:table-cell>
          <table:table-cell office:value-type="string" calcext:value-type="string">
            <text:p><text:s/>[600,630) </text:p>
          </table:table-cell>
          <table:table-cell office:value-type="string" calcext:value-type="string">
            <text:p><text:s/>[630,660) </text:p>
          </table:table-cell>
          <table:table-cell office:value-type="string" calcext:value-type="string">
            <text:p><text:s/>[660,690) </text:p>
          </table:table-cell>
          <table:table-cell office:value-type="string" calcext:value-type="string">
            <text:p><text:s/>[690,720) </text:p>
          </table:table-cell>
          <table:table-cell office:value-type="string" calcext:value-type="string">
            <text:p><text:s/>[720,750) </text:p>
          </table:table-cell>
          <table:table-cell office:value-type="string" calcext:value-type="string">
            <text:p><text:s/>[750,780) </text:p>
          </table:table-cell>
          <table:table-cell office:value-type="string" calcext:value-type="string">
            <text:p><text:s/>[780,810) </text:p>
          </table:table-cell>
          <table:table-cell office:value-type="string" calcext:value-type="string">
            <text:p><text:s/>[810,840) </text:p>
          </table:table-cell>
          <table:table-cell office:value-type="string" calcext:value-type="string">
            <text:p><text:s/>[840,870) </text:p>
          </table:table-cell>
          <table:table-cell office:value-type="string" calcext:value-type="string">
            <text:p><text:s/>[870,900) </text:p>
          </table:table-cell>
          <table:table-cell office:value-type="string" calcext:value-type="string">
            <text:p><text:s/>[900,inf) </text:p>
          </table:table-cell>
        </table:table-row>
        <table:table-row table:style-name="ro1">
          <table:table-cell office:value-type="string" calcext:value-type="string">
            <text:p><text:s/>confirmedMode <text:s text:c="2"/></text:p>
          </table:table-cell>
          <table:table-cell office:value-type="float" office:value="6434.74667" calcext:value-type="float">
            <text:p>6434,74667</text:p>
          </table:table-cell>
          <table:table-cell office:value-type="float" office:value="245.34667" calcext:value-type="float">
            <text:p>245,34667</text:p>
          </table:table-cell>
          <table:table-cell office:value-type="float" office:value="0.82667" calcext:value-type="float">
            <text:p>0,82667</text:p>
          </table:table-cell>
          <table:table-cell office:value-type="float" office:value="14.86667" calcext:value-type="float">
            <text:p>14,8666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5333" calcext:value-type="float">
            <text:p>0,05333</text:p>
          </table:table-cell>
          <table:table-cell office:value-type="float" office:value="0.04" calcext:value-type="float">
            <text:p>0,04</text:p>
          </table:table-cell>
          <table:table-cell office:value-type="float" office:value="92.86667" calcext:value-type="float">
            <text:p>92,86667</text:p>
          </table:table-cell>
          <table:table-cell office:value-type="float" office:value="77.33333" calcext:value-type="float">
            <text:p>77,33333</text:p>
          </table:table-cell>
          <table:table-cell office:value-type="float" office:value="68.86667" calcext:value-type="float">
            <text:p>68,86667</text:p>
          </table:table-cell>
          <table:table-cell office:value-type="float" office:value="13.26667" calcext:value-type="float">
            <text:p>13,26667</text:p>
          </table:table-cell>
          <table:table-cell office:value-type="float" office:value="16.26667" calcext:value-type="float">
            <text:p>16,26667</text:p>
          </table:table-cell>
          <table:table-cell office:value-type="float" office:value="159.13333" calcext:value-type="float">
            <text:p>159,13333</text:p>
          </table:table-cell>
          <table:table-cell office:value-type="float" office:value="28.93333" calcext:value-type="float">
            <text:p>28,93333</text:p>
          </table:table-cell>
          <table:table-cell office:value-type="float" office:value="3" calcext:value-type="float">
            <text:p>3</text:p>
          </table:table-cell>
          <table:table-cell office:value-type="float" office:value="69.6" calcext:value-type="float">
            <text:p>69,6</text:p>
          </table:table-cell>
          <table:table-cell office:value-type="float" office:value="1167.26667" calcext:value-type="float">
            <text:p>1167,26667</text:p>
          </table:table-cell>
          <table:table-cell office:value-type="float" office:value="82.86667" calcext:value-type="float">
            <text:p>82,86667</text:p>
          </table:table-cell>
          <table:table-cell office:value-type="float" office:value="4.46667" calcext:value-type="float">
            <text:p>4,46667</text:p>
          </table:table-cell>
          <table:table-cell office:value-type="float" office:value="10.4" calcext:value-type="float">
            <text:p>10,4</text:p>
          </table:table-cell>
          <table:table-cell office:value-type="float" office:value="3.13333" calcext:value-type="float">
            <text:p>3,13333</text:p>
          </table:table-cell>
          <table:table-cell office:value-type="float" office:value="0.46667" calcext:value-type="float">
            <text:p>0,46667</text:p>
          </table:table-cell>
          <table:table-cell office:value-type="float" office:value="2.93333" calcext:value-type="float">
            <text:p>2,93333</text:p>
          </table:table-cell>
          <table:table-cell office:value-type="float" office:value="15" calcext:value-type="float">
            <text:p>15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13.66667" calcext:value-type="float">
            <text:p>13,66667</text:p>
          </table:table-cell>
          <table:table-cell office:value-type="float" office:value="115.2" calcext:value-type="float">
            <text:p>115,2</text:p>
          </table:table-cell>
          <table:table-cell office:value-type="float" office:value="1.6" calcext:value-type="float">
            <text:p>1,6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8" calcext:value-type="float">
            <text:p>0,8</text:p>
          </table:table-cell>
          <table:table-cell office:value-type="float" office:value="18.06667" calcext:value-type="float">
            <text:p>18,06667</text:p>
          </table:table-cell>
        </table:table-row>
        <table:table-row table:style-name="ro1">
          <table:table-cell office:value-type="string" calcext:value-type="string">
            <text:p><text:s/>noConfirmedMode </text:p>
          </table:table-cell>
          <table:table-cell office:value-type="float" office:value="2" calcext:value-type="float">
            <text:p>2</text:p>
          </table:table-cell>
          <table:table-cell office:value-type="float" office:value="0.22667" calcext:value-type="float">
            <text:p>0,22667</text:p>
          </table:table-cell>
          <table:table-cell office:value-type="float" office:value="0" calcext:value-type="float">
            <text:p>0</text:p>
          </table:table-cell>
          <table:table-cell office:value-type="float" office:value="3901.86667" calcext:value-type="float">
            <text:p>3901,86667</text:p>
          </table:table-cell>
          <table:table-cell office:value-type="float" office:value="3857.6" calcext:value-type="float">
            <text:p>3857,6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05333" calcext:value-type="float">
            <text:p>0,05333</text:p>
          </table:table-cell>
          <table:table-cell office:value-type="float" office:value="3855.13333" calcext:value-type="float">
            <text:p>3855,13333</text:p>
          </table:table-cell>
          <table:table-cell office:value-type="float" office:value="3878.06667" calcext:value-type="float">
            <text:p>3878,06667</text:p>
          </table:table-cell>
          <table:table-cell office:value-type="float" office:value="1770.6" calcext:value-type="float">
            <text:p>1770,6</text:p>
          </table:table-cell>
          <table:table-cell office:value-type="float" office:value="456.26667" calcext:value-type="float">
            <text:p>456,26667</text:p>
          </table:table-cell>
          <table:table-cell office:value-type="float" office:value="570.46667" calcext:value-type="float">
            <text:p>570,46667</text:p>
          </table:table-cell>
          <table:table-cell office:value-type="float" office:value="358.2" calcext:value-type="float">
            <text:p>358,2</text:p>
          </table:table-cell>
          <table:table-cell office:value-type="float" office:value="348.8" calcext:value-type="float">
            <text:p>348,8</text:p>
          </table:table-cell>
          <table:table-cell office:value-type="float" office:value="358.46667" calcext:value-type="float">
            <text:p>358,46667</text:p>
          </table:table-cell>
          <table:table-cell office:value-type="float" office:value="368.4" calcext:value-type="float">
            <text:p>368,4</text:p>
          </table:table-cell>
          <table:table-cell office:value-type="float" office:value="631.4" calcext:value-type="float">
            <text:p>631,4</text:p>
          </table:table-cell>
          <table:table-cell office:value-type="float" office:value="357.8" calcext:value-type="float">
            <text:p>357,8</text:p>
          </table:table-cell>
          <table:table-cell office:value-type="float" office:value="347.86667" calcext:value-type="float">
            <text:p>347,86667</text:p>
          </table:table-cell>
          <table:table-cell office:value-type="float" office:value="371.93333" calcext:value-type="float">
            <text:p>371,93333</text:p>
          </table:table-cell>
          <table:table-cell office:value-type="float" office:value="60.53333" calcext:value-type="float">
            <text:p>60,53333</text:p>
          </table:table-cell>
          <table:table-cell office:value-type="float" office:value="51.86667" calcext:value-type="float">
            <text:p>51,86667</text:p>
          </table:table-cell>
          <table:table-cell office:value-type="float" office:value="52.6" calcext:value-type="float">
            <text:p>52,6</text:p>
          </table:table-cell>
          <table:table-cell office:value-type="float" office:value="35.33333" calcext:value-type="float">
            <text:p>35,33333</text:p>
          </table:table-cell>
          <table:table-cell office:value-type="float" office:value="35.86667" calcext:value-type="float">
            <text:p>35,86667</text:p>
          </table:table-cell>
          <table:table-cell office:value-type="float" office:value="36.33333" calcext:value-type="float">
            <text:p>36,33333</text:p>
          </table:table-cell>
          <table:table-cell office:value-type="float" office:value="42.6" calcext:value-type="float">
            <text:p>42,6</text:p>
          </table:table-cell>
          <table:table-cell office:value-type="float" office:value="59.46667" calcext:value-type="float">
            <text:p>59,46667</text:p>
          </table:table-cell>
          <table:table-cell office:value-type="float" office:value="35.26667" calcext:value-type="float">
            <text:p>35,26667</text:p>
          </table:table-cell>
          <table:table-cell office:value-type="float" office:value="36.06667" calcext:value-type="float">
            <text:p>36,06667</text:p>
          </table:table-cell>
          <table:table-cell office:value-type="float" office:value="25.66667" calcext:value-type="float">
            <text:p>25,66667</text:p>
          </table:table-cell>
          <table:table-cell office:value-type="float" office:value="46.06667" calcext:value-type="float">
            <text:p>46,0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55:44.550207145</meta:creation-date>
    <dc:date>2019-05-09T14:08:33.766232653</dc:date>
    <meta:editing-duration>PT2M39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